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Convince-a-tron: 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Convince-a-tron: 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I got one (1) mushroom! I can plant it on a mushroom log during battles!</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me.</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me.</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Will you try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 enemy will be stunned by your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northcity.lorge</text:p>
          </table:table-cell>
          <table:table-cell/>
          <table:table-cell office:value-type="string">
            <text:p>opts</text:p>
          </table:table-cell>
          <table:table-cell office:value-type="string">
            <text:p>Cen. Las Abejas</text:p>
          </table:table-cell>
          <table:table-cell table:number-columns-repeated="1020"/>
        </table:table-row>
        <table:table-row table:style-name="ro1">
          <table:table-cell office:value-type="string">
            <text:p>map.northcity_NG.lorge</text:p>
          </table:table-cell>
          <table:table-cell/>
          <table:table-cell office:value-type="string">
            <text:p>opts</text:p>
          </table:table-cell>
          <table:table-cell office:value-type="string">
            <text:p>C. Las Abejas NP</text:p>
          </table:table-cell>
          <table:table-cell table:number-columns-repeated="1020"/>
        </table:table-row>
        <table:table-row table:style-name="ro1">
          <table:table-cell office:value-type="string">
            <text:p>map.northcity_IG.lorge</text:p>
          </table:table-cell>
          <table:table-cell/>
          <table:table-cell office:value-type="string">
            <text:p>opts</text:p>
          </table:table-cell>
          <table:table-cell office:value-type="string">
            <text:p>C. Las Abejas IP</text:p>
          </table:table-cell>
          <table:table-cell table:number-columns-repeated="1020"/>
        </table:table-row>
        <table:table-row table:style-name="ro1">
          <table:table-cell office:value-type="string">
            <text:p>map.northcity_NB.lorge</text:p>
          </table:table-cell>
          <table:table-cell/>
          <table:table-cell office:value-type="string">
            <text:p>opts</text:p>
          </table:table-cell>
          <table:table-cell office:value-type="string">
            <text:p>C. Las Abejas NC</text:p>
          </table:table-cell>
          <table:table-cell table:number-columns-repeated="1020"/>
        </table:table-row>
        <table:table-row table:style-name="ro1">
          <table:table-cell office:value-type="string">
            <text:p>map.northcity_IB.lorge</text:p>
          </table:table-cell>
          <table:table-cell/>
          <table:table-cell office:value-type="string">
            <text:p>opts</text:p>
          </table:table-cell>
          <table:table-cell office:value-type="string">
            <text:p>C.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20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9">05/19/2020</text:date>, <text:time>22:11: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20-05-19T22:11:21.27</dc:date>
    <meta:editing-duration>P144DT18H6M3S</meta:editing-duration>
    <meta:editing-cycles>1602</meta:editing-cycles>
    <dc:creator>Seab Dinch</dc:creator>
    <meta:document-statistic meta:table-count="1" meta:cell-count="7587" meta:object-count="0"/>
  </office:meta>
</office:document-meta>
</file>